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left="-0.019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Heading_20_3">
      <style:paragraph-properties fo:margin-left="2.501cm" fo:margin-right="0cm" fo:text-indent="-1.27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principes de l'algorithme génétique</text:h>
      <text:p text:style-name="Text_20_body"/>
      <text:p text:style-name="Text_20_body">L'algorithme génétique fait partie des concepts se calquant sur le modèle naturel afin d'apporter des solutions à un problème donnée. Ainsi, ce dernier s'inspire de la théorie de l'évolution selon Darwin, dans le but de trouver, non pas la solution parfaite, mais un ensemble de solutions les plus optimales possible.</text:p>
      <text:p text:style-name="Text_20_body">Avant toute chose, il est important de définir quelques termes, empruntés au monde des biologistes, afin d'illustrer au mieux ses principes.</text:p>
      <text:list xml:id="list2125454468493126157" text:style-name="L1">
        <text:list-item>
          <text:p text:style-name="P1">Une population sera un ensemble d'individus</text:p>
        </text:list-item>
        <text:list-item>
          <text:p text:style-name="P1">Un individu sera une solution à un problème donné</text:p>
        </text:list-item>
        <text:list-item>
          <text:p text:style-name="P1">Un gène sera une partie d'une solution</text:p>
        </text:list-item>
        <text:list-item>
          <text:p text:style-name="P1">Une génération sera une itération de l'algorithme</text:p>
        </text:list-item>
      </text:list>
      <text:p text:style-name="Text_20_body">L'algorithme aura la tâche de faire évoluer une population, avec pour objectif, d'en améliorer ses individus. Génération après génération, c'est donc un ensemble d'individus qui sera mis en avant, et bien que différents, ils seront de qualité équivalente.</text:p>
      <text:p text:style-name="Text_20_body">De manière simple, le processus se découpera en cinq étapes :</text:p>
      <text:list xml:id="list6933985069357788333" text:style-name="L2">
        <text:list-item>
          <text:p text:style-name="P2">Création de la population initiale</text:p>
        </text:list-item>
        <text:list-item>
          <text:p text:style-name="P2">Évaluation de la population</text:p>
        </text:list-item>
        <text:list-item>
          <text:p text:style-name="P2">Création de nouveaux individus</text:p>
        </text:list-item>
        <text:list-item>
          <text:p text:style-name="P2">Insertion des nouveaux individus</text:p>
        </text:list-item>
        <text:list-item>
          <text:p text:style-name="P2">Réitération du processus à partir du point deux</text:p>
        </text:list-item>
      </text:list>
      <text:p text:style-name="Text_20_body"/>
      <text:h text:style-name="Heading_20_2" text:outline-level="2">1. Création de la population initiale</text:h>
      <text:p text:style-name="Text_20_body"/>
      <text:p text:style-name="Text_20_body">Tout algorithme génétique a besoin d'une population à faire évoluer, le point de départ sera donc la création de la population initiale. Il n'y a pas de règles définies pour la création de cette dernière, mise à part le fait que chaque individu créé doit respecter la forme d'une solution potentielle.</text:p>
      <text:p text:style-name="Text_20_body">Ici, le but n'est pas de créer des individus viables, mais bien de remplir les données initiales à manipuler. Il sera donc très intéressant d'effectuer une création aléatoire dans le but d'obtenir une certaine diversité qui augmentera nos chances de trouver des solutions optimales.</text:p>
      <text:p text:style-name="Text_20_body">Enfin, dernier point essentiel, la taille de la population. De la même manière, il n'existe pas de règle définie, et celle-ci sera le plus souvent un compromis entre temps d’exécution et qualité des solutions trouvées.</text:p>
      <text:p text:style-name="Text_20_body"/>
      <text:h text:style-name="Heading_20_2" text:outline-level="2">2. Évaluation de la population</text:h>
      <text:p text:style-name="Text_20_body"/>
      <text:p text:style-name="Text_20_body">L'évaluation est une étape importante du processus, c'est à ce moment que nous allons pouvoir mettre en avant des individus par rapport à d'autres, en leur attribuant une note, ou toute autre <text:soft-page-break/>méthode de classement.</text:p>
      <text:p text:style-name="Text_20_body">Ici aussi, la méthode dépend du problème que l'on cherche à résoudre et s'avérera plus ou moins évidente. Par exemple, pour une solution mono-critère numérique, il sera aisé de comparer deux individus alors qu'une solution multicritères mettra en scène la notion de dominance d'individus.</text:p>
      <text:p text:style-name="Text_20_body"/>
      <text:h text:style-name="Heading_20_2" text:outline-level="2">3. Création de nouveaux individus</text:h>
      <text:p text:style-name="Text_20_body"/>
      <text:p text:style-name="Text_20_body">C'est ici que va se passer toute l'évolution de la population qui est décomposée en plusieurs étapes : la sélection, le croisement et/ou la mutation.</text:p>
      <text:h text:style-name="P5" text:outline-level="3">La sélection</text:h>
      <text:p text:style-name="P3">La première étape va nous permettre de choisir quels individus vont participer à la création de ces nouveaux individus. Encore une fois le choix du nombre est libre bien qu'il ne soit pas recommandé de modifier tous les individus.</text:p>
      <text:p text:style-name="P3">Il est possible de sélectionner au hasard les participants ou bien d'utiliser d'autres méthodes comme la roulette, la sélection par rang, par tournoi ou encore l'élitisme.</text:p>
      <text:p text:style-name="P3"/>
      <text:h text:style-name="P5" text:outline-level="3">Le croisement</text:h>
      <text:p text:style-name="Text_20_body">Après la sélection vient l'évolution. La première méthode permet de simuler des reproductions d'individus dans le but d'en créer de nouveaux. Elle consiste en la découpe des individus en N morceaux et de construire de nouvelles solutions avec les gènes obtenus. Il est donc possible de créer M nouveaux individus avec M sélectionnés ou plus si l'on décide de réutiliser les gènes plusieurs fois.</text:p>
      <text:p text:style-name="P4"/>
      <text:h text:style-name="P5" text:outline-level="3">La mutation</text:h>
      <text:p text:style-name="P4">Cette solution nous demandera de modifier les individus existants en modifiant un ou plusieurs gènes. En effet, une modification mineure peut très bien changer considérablement l'évaluation d'un individu.</text:p>
      <text:p text:style-name="P4"/>
      <text:p text:style-name="P4">Cependant, l'évolution est soumise à une seule contrainte : chaque nouvel individu doit être de la forme d'une solution potentielle. De plus, il est impossible de savoir si les nouvelles solutions seront meilleures ou moins bonnes, ces étapes sont là afin d'apporter de nouvelles possibilités dans le but d'arriver à de meilleures solutions.</text:p>
      <text:p text:style-name="P4"/>
      <text:h text:style-name="Heading_20_2" text:outline-level="2">4. Insertion des nouveaux individus</text:h>
      <text:p text:style-name="Text_20_body"/>
      <text:p text:style-name="Text_20_body">Une fois l'évolution terminée, il est temps de sélectionner les individus de la prochaine génération. Une nouvelle fois, cette étape de sélection dépendra des traitements effectués précédemment et est libre, bien qu'il soit conseillé de garder une taille de population constante. Une manière efficace <text:soft-page-break/>consistera à insérer les nouveaux individus dans la population, la réévaluer, puis ne garder que les N meilleurs.</text:p>
      <text:p text:style-name="Text_20_body"/>
      <text:h text:style-name="Heading_20_2" text:outline-level="2">5. Réitération du processus</text:h>
      <text:p text:style-name="Text_20_body"/>
      <text:p text:style-name="Text_20_body">Il n'existe pas de nombre de générations prédéfini, il faudra ajuster le nombre de traitements en fonction du problème donnée et des solutions obtenues. Il n'est généralement pas possible de trouver des solutions convenables avec peu de générations et celles-ci finiront par ne plus évoluer avec un nombre trop important.</text:p>
      <text:p text:style-name="Text_20_body">Une fois le nombre de générations atteint, on se retrouve avec les solutions possibles se rapprochant des solutions optim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5:12:32.23</meta:creation-date>
    <meta:document-statistic meta:table-count="0" meta:image-count="0" meta:object-count="0" meta:page-count="3" meta:paragraph-count="36" meta:word-count="794" meta:character-count="5027"/>
    <dc:date>2013-01-02T18:00:50.92</dc:date>
    <meta:editing-duration>PT15M7S</meta:editing-duration>
    <meta:editing-cycles>1</meta:editing-cycles>
    <meta:generator>OpenOffice.org/3.4.1$Win32 OpenOffice.org_project/341m1$Build-9593</meta:generator>
  </office:meta>
</office:document-meta>
</file>